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0c231d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0c231d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0c231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0c231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0c231d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0c231d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0c231d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fo:font-weight="normal" officeooo:paragraph-rsid="000ed8ab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officeooo:rsid="000ed8ab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bold" officeooo:rsid="000ed8ab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0ce4b4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0d1793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officeooo:rsid="000ed8ab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officeooo:rsid="000ce4b4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tyle="normal" style:text-underline-style="none" fo:font-weight="normal" officeooo:rsid="000ed8ab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officeooo:rsid="0012159e" style:text-blinking="false" fo:background-color="transparent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officeooo:rsid="001a12d4" style:text-blinking="false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Análise de Impacto e de Opções de Modificação</text:p>
      <text:p text:style-name="P4"/>
      <text:p text:style-name="P2"><text:span text:style-name="T1">Nome:</text:span><text:span text:style-name="T6"> Yuri Matheus Dias Pereira</text:span></text:p>
      <text:p text:style-name="P5"/>
      <text:p text:style-name="P8"><text:span text:style-name="T1">Escopo: </text:span><text:span text:style-name="T16">No plano de Gerência de Configuração está sendo dito que os artefatos deverão estar com a </text:span><text:span text:style-name="T17">nomenclatura</text:span><text:span text:style-name="T16"> com hífen ligando as palavras. A equipe concordou em reunião de stand up meeting que esta nomenclatura não é necessária e é inclusive mais trabalhosa.</text:span></text:p>
      <text:p text:style-name="P5"/>
      <text:p text:style-name="P2"><text:span text:style-name="T1">Tipo da Manutenção: </text:span><text:span text:style-name="T6">Corretiva.</text:span></text:p>
      <text:p text:style-name="P5"/>
      <text:p text:style-name="P1"><text:span text:style-name="T1">Criticidade:</text:span><text:span text:style-name="T13"> </text:span><text:span text:style-name="T15">Baixa</text:span><text:span text:style-name="T14">.</text:span></text:p>
      <text:p text:style-name="P6"/>
      <text:p text:style-name="P2"><text:span text:style-name="T1">Tempo Estimado:</text:span><text:span text:style-name="T2"> </text:span><text:span text:style-name="T12">1</text:span><text:span text:style-name="T6">h</text:span></text:p>
      <text:p text:style-name="P5"/>
      <text:p text:style-name="P2"><text:span text:style-name="T1">Custo estimado:</text:span><text:span text:style-name="T5"> </text:span><text:span text:style-name="T6">Apenas uma </text:span><text:span text:style-name="T7">pessoa.</text:span></text:p>
      <text:p text:style-name="P5"/>
      <text:p text:style-name="P7">Opções de Desenvolvimento:</text:p>
      <text:p text:style-name="P5"/>
      <text:p text:style-name="P7">Opção 1:</text:p>
      <text:p text:style-name="P2"><text:span text:style-name="T1">Descrição</text:span><text:span text:style-name="T3">: </text:span><text:span text:style-name="T12">No Plano de GCS será alterada a seção que referencia a nomenclatura dos itens de configuração, alterando para colocar espaços em vez de hífens.</text:span></text:p>
      <text:p text:style-name="P2"><text:span text:style-name="T1">Arquivos modificados:</text:span><text:span text:style-name="T5"> </text:span><text:span text:style-name="T12">Plano de Gerência de Configuração.</text:span></text:p>
      <text:p text:style-name="P2"><text:span text:style-name="T1">Impacto da opção: </text:span><text:span text:style-name="T12">baixo.</text:span></text:p>
      <text:p text:style-name="P2"><text:span text:style-name="T1">Aceitação: </text:span><text:span text:style-name="T9">Aceita</text:span></text:p>
      <text:p text:style-name="P5"/>
      <text:p text:style-name="P2"><text:span text:style-name="T1">Recomendação do responsável:</text:span><text:span text:style-name="T5"> </text:span><text:span text:style-name="T9">A recomendação é para aceitar a modificação e a implementar, </text:span><text:span text:style-name="T8">n</text:span><text:span text:style-name="T9">a Opção 1.</text:span></text:p>
      <text:p text:style-name="P5"/>
      <text:p text:style-name="P2"><text:span text:style-name="T1">Situação: </text:span><text:span text:style-name="T6">Aprovada</text:span></text:p>
      <text:p text:style-name="P5"/>
      <text:p text:style-name="P2"><text:span text:style-name="T1">Ata de Reunião:</text:span><text:span text:style-name="T5"> </text:span><text:span text:style-name="T6">Como a criticidade desta mudança é </text:span><text:span text:style-name="T12">baixa</text:span><text:span text:style-name="T6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46:37.41</meta:creation-date>
    <dc:date>2015-05-26T01:51:44.47</dc:date>
    <meta:editing-duration>PT8M36S</meta:editing-duration>
    <meta:editing-cycles>4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157" meta:character-count="1009" meta:non-whitespace-character-count="868"/>
  </office:meta>
</office:document-meta>
</file>